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officeooo:paragraph-rsid="00077012"/>
    </style:style>
    <style:style style:name="P2" style:family="paragraph" style:parent-style-name="_5f_paragraph">
      <style:text-properties fo:font-weight="bold" style:font-weight-asian="bold" style:font-weight-complex="bold"/>
    </style:style>
    <style:style style:name="P3" style:family="paragraph" style:parent-style-name="_5f_text">
      <style:text-properties officeooo:paragraph-rsid="00154ede"/>
    </style:style>
    <style:style style:name="P4" style:family="paragraph" style:parent-style-name="_5f_text">
      <style:text-properties fo:language="ru" fo:country="RU" officeooo:rsid="00154ede" officeooo:paragraph-rsid="00154ede"/>
    </style:style>
    <style:style style:name="P5" style:family="paragraph" style:parent-style-name="_5f_comment">
      <style:text-properties fo:language="ru" fo:country="RU" officeooo:paragraph-rsid="001afa53"/>
    </style:style>
    <style:style style:name="T1" style:family="text">
      <style:text-properties officeooo:rsid="00077012"/>
    </style:style>
    <style:style style:name="T2" style:family="text">
      <style:text-properties officeooo:rsid="0007e373"/>
    </style:style>
    <style:style style:name="T3" style:family="text">
      <style:text-properties officeooo:rsid="000f1bee"/>
    </style:style>
    <style:style style:name="T4" style:family="text">
      <style:text-properties fo:language="ru" fo:country="RU" officeooo:rsid="000f1bee"/>
    </style:style>
    <style:style style:name="T5" style:family="text">
      <style:text-properties fo:language="ru" fo:country="RU" officeooo:rsid="00106320"/>
    </style:style>
    <style:style style:name="T6" style:family="text">
      <style:text-properties fo:language="ru" fo:country="RU" officeooo:rsid="001d5f11"/>
    </style:style>
    <style:style style:name="T7" style:family="text">
      <style:text-properties style:font-name="Calibri Light" fo:font-size="11pt" fo:language="ru" fo:country="RU" fo:font-weight="250" officeooo:rsid="000f1bee"/>
    </style:style>
    <style:style style:name="T8" style:family="text">
      <style:text-properties style:font-name="Calibri Light" fo:font-size="11pt" fo:language="ru" fo:country="RU" fo:font-weight="250" officeooo:rsid="00154ede"/>
    </style:style>
    <style:style style:name="T9" style:family="text">
      <style:text-properties style:font-name="Calibri Light" fo:font-size="11pt" fo:language="en" fo:country="US" fo:font-weight="250" officeooo:rsid="000f1bee"/>
    </style:style>
    <style:style style:name="T10" style:family="text">
      <style:text-properties fo:font-style="italic" officeooo:rsid="000f1bee" style:font-style-asian="italic" style:font-style-complex="italic"/>
    </style:style>
    <style:style style:name="T11" style:family="text">
      <style:text-properties fo:color="#c9211e" loext:opacity="100%" fo:font-style="italic" officeooo:rsid="000f1bee" style:font-style-asian="italic" style:font-weight-asian="bold" style:font-style-complex="italic" style:font-weight-complex="bold"/>
    </style:style>
    <style:style style:name="T12" style:family="text">
      <style:text-properties fo:language="en" fo:country="US" officeooo:rsid="000f1bee"/>
    </style:style>
    <style:style style:name="T13" style:family="text">
      <style:text-properties fo:language="en" fo:country="US" officeooo:rsid="00106320"/>
    </style:style>
    <style:style style:name="T14" style:family="text">
      <style:text-properties fo:language="en" fo:country="US" officeooo:rsid="001d5f11"/>
    </style:style>
    <style:style style:name="T15" style:family="text">
      <style:text-properties officeooo:rsid="0010632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text-transform="uppercase" fo:font-style="italic" officeooo:rsid="001afa53" fo:background-color="transparent" loext:char-shading-value="0"/>
    </style:style>
    <style:style style:name="T18" style:family="text">
      <style:text-properties fo:text-transform="uppercase" fo:language="ru" fo:country="RU" fo:font-style="italic" officeooo:rsid="001afa53" fo:background-color="transparent" loext:char-shading-value="0"/>
    </style:style>
    <style:style style:name="T1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top">add_menu_page</text:p>
      <text:p text:style-name="_5f_paragraph">Добавляет пункт (страницу) верхнего уровня в меню админ-панели (в один ряд с постами, страницами, пользователями и т.д.). Используется для создания главного пункта меню в админ-панели и прикрепления к этому пункту функции, которая будет отвечать за страницу в админ-панели связанную с этим пунктом меню.</text:p>
      <text:p text:style-name="_5f_code">add_menu_page( $page_title, $menu_title, $capability, $menu_slug, $function, $icon_url, $position );</text:p>
      <text:p text:style-name="_5f_paragraph"><text:span text:style-name="_5f_bold">$page_title -</text:span> <text:span text:style-name="T7">текст на вкладке браузера</text:span><text:span text:style-name="T9"> </text:span></text:p>
      <text:p text:style-name="_5f_paragraph"><text:span text:style-name="_5f_bold">$menu_title</text:span>(строка) (обязательный) — <text:span text:style-name="T3">н</text:span>азвание пункта меню в сайдбаре админ-панели.</text:p>
      <text:p text:style-name="_5f_paragraph"><text:span text:style-name="_5f_bold">$capability</text:span>(строка) (обязательный)</text:p>
      <text:p text:style-name="P1">Права пользователя (возможности), необходимые чтобы пункт меню появился в списке. <text:span text:style-name="T1">Короче, есть пользователи: Супер-Админ, Админ, Редактор, Автор, Участник, Подписчик. И есть таблица на </text:span><text:a xlink:type="simple" xlink:href="https://wp-kama.ru/function/current_user_can#bazovyj-spisok-prav" text:style-name="Internet_20_link" text:visited-style-name="Visited_20_Internet_20_Link"><text:span text:style-name="T1">https://wp-kama.ru/function/current_user_can#bazovyj-spisok-prav</text:span></text:a><text:span text:style-name="T1">. </text:span><text:span text:style-name="T2">В зависимости от константы из таблицы это меню появляется у разных пользователей в зависимости от их прав. Если я правильно помню, то мы пользовались плагином </text:span><text:span text:style-name="_5f_bold"><text:span text:style-name="T2">User Role Editor</text:span></text:span><text:span text:style-name="T2">, чтобы добавить персонально человеку возможность копаться в базе данных. Нужно поставить плагин и проверить.</text:span></text:p>
      <text:p text:style-name="_5f_paragraph"><text:span text:style-name="_5f_bold">$menu_slug</text:span>(строка) (обязательный) — <text:span text:style-name="T3">это его веб адрес. При выборе появится в адресной строке </text:span><text:span text:style-name="_5f_bold"><text:span text:style-name="T10">/wp-admin/admin.php?page=</text:span></text:span><text:span text:style-name="_5f_bold"><text:span text:style-name="T11">my_page_slug</text:span></text:span><text:span text:style-name="_5f_bold"><text:span text:style-name="T3">. </text:span></text:span><text:span text:style-name="T3">(</text:span><text:span text:style-name="T12">GET </text:span><text:span text:style-name="T4">запрос</text:span><text:span text:style-name="T3">). </text:span>Можно указать произвольную ссылку (URL), куда будет вести клик пункта меню.</text:p>
      <text:p text:style-name="_5f_paragraph"><text:span text:style-name="_5f_bold">$function</text:span>(строка) - <text:span text:style-name="T3">н</text:span>азвание функции, которая выводит контент страницы пункта меню.</text:p>
      <text:p text:style-name="_5f_paragraph"><text:span text:style-name="_5f_bold">$icon_url(</text:span>строка)- <text:span text:style-name="T15">и</text:span>конка для пункта меню. <text:span text:style-name="T15">Иконки находятся на ресурсе </text:span><text:a xlink:type="simple" xlink:href="https://developer.wordpress.org/resource/dashicons" text:style-name="Internet_20_link" text:visited-style-name="Visited_20_Internet_20_Link"><text:span text:style-name="T15">https://developer.wordpress.org/resource/dashicons</text:span></text:a><text:span text:style-name="T13">. </text:span><text:span text:style-name="T5">Выбираем иконку смотрим название и пишем через дефис к dashicons-...</text:span></text:p>
      <text:p text:style-name="_5f_paragraph"><text:span text:style-name="_5f_bold">$position</text:span>(число) - <text:span text:style-name="T15">ч</text:span>исло определяющее позицию меню. Чем больше цифра, тем ниже будет расположен пункт меню.</text:p>
      <text:p text:style-name="_5f_code">2 Консоль</text:p>
      <text:p text:style-name="_5f_code">4 Разделитель</text:p>
      <text:p text:style-name="_5f_code">5 Посты</text:p>
      <text:p text:style-name="_5f_code">10 Медиа</text:p>
      <text:p text:style-name="_5f_code">15 Ссылки</text:p>
      <text:p text:style-name="_5f_code">20 Страницы</text:p>
      <text:p text:style-name="_5f_code">25 Комментарии</text:p>
      <text:p text:style-name="_5f_code">59 Разделитель</text:p>
      <text:p text:style-name="_5f_code">60 Внешний вид</text:p>
      <text:p text:style-name="_5f_code">65 Плагины</text:p>
      <text:p text:style-name="_5f_code">70 Пользователи</text:p>
      <text:p text:style-name="_5f_code">75 Инструменты</text:p>
      <text:p text:style-name="_5f_code">80 Настройки</text:p>
      <text:p text:style-name="_5f_code">99 Разделитель</text:p>
      <text:p text:style-name="_5f_paragraph">Внимание! Если два пункта используют одинаковую цифру-позицию, один из пунктов меню может быть перезаписан и будет показан только один пункт из двух. Чтобы избежать конфликта, можно использовать десятичные значения, вместо целых чисел: 63.3 вместо 63. Используйте кавычки: "63.3".</text:p>
      <text:p text:style-name="_5f_paragraph">По умолчанию, пункт меню будет добавлен в конец списка. По умолчанию: null (в конце списка иконок).</text:p>
      <text:p text:style-name="_5f_heading_5f_top">wp_nav_menu</text:p>
      <text:p text:style-name="_5f_paragraph">Выводит произвольное меню, созданное в панели: "внешний вид &gt; меню" (Appearance &gt; Menus).</text:p>
      <text:p text:style-name="_5f_paragraph"><text:soft-page-break/></text:p>
      <text:p text:style-name="_5f_paragraph">Какое именно меню навигации выводить (их может быть несколько), указывается в параметре theme_location.</text:p>
      <text:p text:style-name="_5f_code">&lt;?php wp_nav_menu( $args ); ?&gt;</text:p>
      <text:p text:style-name="_5f_paragraph"/>
      <text:p text:style-name="_5f_code">wp_nav_menu( [</text:p>
      <text:p text:style-name="_5f_code"><text:tab/>'theme_location' <text:s/>=&gt; '',</text:p>
      <text:p text:style-name="_5f_code"><text:tab/>'menu' <text:s text:c="11"/>=&gt; '', </text:p>
      <text:p text:style-name="_5f_code"><text:tab/>'container' <text:s text:c="6"/>=&gt; 'div', </text:p>
      <text:p text:style-name="_5f_code"><text:tab/>'container_class' =&gt; '', </text:p>
      <text:p text:style-name="_5f_code"><text:tab/>'container_id' <text:s text:c="3"/>=&gt; '',</text:p>
      <text:p text:style-name="_5f_code"><text:tab/>'menu_class' <text:s text:c="5"/>=&gt; 'menu', </text:p>
      <text:p text:style-name="_5f_code"><text:tab/>'menu_id' <text:s text:c="8"/>=&gt; '',</text:p>
      <text:p text:style-name="_5f_code"><text:tab/>'echo' <text:s text:c="11"/>=&gt; true,</text:p>
      <text:p text:style-name="_5f_code"><text:tab/>'fallback_cb' <text:s text:c="4"/>=&gt; 'wp_page_menu',</text:p>
      <text:p text:style-name="_5f_code"><text:tab/>'before' <text:s text:c="9"/>=&gt; '',</text:p>
      <text:p text:style-name="_5f_code"><text:tab/>'after' <text:s text:c="10"/>=&gt; '',</text:p>
      <text:p text:style-name="_5f_code"><text:tab/>'link_before' <text:s text:c="4"/>=&gt; '',</text:p>
      <text:p text:style-name="_5f_code"><text:tab/>'link_after' <text:s text:c="5"/>=&gt; '',</text:p>
      <text:p text:style-name="_5f_code"><text:tab/>'items_wrap' <text:s text:c="5"/>=&gt; '&lt;ul id="%1$s" class="%2$s"&gt;%3$s&lt;/ul&gt;',</text:p>
      <text:p text:style-name="_5f_code"><text:tab/>'depth' <text:s text:c="10"/>=&gt; 0,</text:p>
      <text:p text:style-name="_5f_code"><text:tab/>'walker' <text:s text:c="9"/>=&gt; '',</text:p>
      <text:p text:style-name="_5f_code">] );</text:p>
      <text:p text:style-name="_5f_paragraph"/>
      <text:p text:style-name="_5f_paragraph">Аргументы параметра $args</text:p>
      <text:p text:style-name="P2">theme_location(строка)</text:p>
      <text:p text:style-name="_5f_paragraph">Идентификатор расположение меню в шаблоне. Идентификатор, указывается при регистрации меню функцией register_nav_menu().</text:p>
      <text:p text:style-name="_5f_paragraph">По умолчанию: ''</text:p>
      <text:p text:style-name="_5f_paragraph"/>
      <text:p text:style-name="_5f_heading_5f_top">register_sidebar() WP 2.2</text:p>
      <text:p text:style-name="_5f_text">Регистрирует панель виджетов (место, куда размещаются виджеты в админ-панели, чтобы потом вывести их в лицевой части).</text:p>
      <text:p text:style-name="_5f_code">register_sidebar( $args );</text:p>
      <text:p text:style-name="_5f_text"><text:span text:style-name="T16">name</text:span> (строка)</text:p>
      <text:p text:style-name="_5f_text">Название панели виджетов. Название будет видно в админ-панели WordPress. По умолчанию "Боковая колонка 1" (локализация от Sidebar $i, где $i порядковый номер сайдбара). Значение не должно быть пустым!</text:p>
      <text:p text:style-name="_5f_text">По умолчанию: sprintf(__('Sidebar %d'), $i )</text:p>
      <text:p text:style-name="_5f_text"/>
      <text:p text:style-name="_5f_text"><text:span text:style-name="T16">id</text:span>(строка)</text:p>
      <text:p text:style-name="_5f_text">Идентификатор виджета. Строка, в которой не должно быть заглавных букв и пробелов. Значение не должно быть пустым, если оставить этот параметр пустым, то в режиме разработки (при дебаге) получите заметку типа E_USER_NOTICE.</text:p>
      <text:p text:style-name="_5f_text">По умолчанию: "sidebar-$i"</text:p>
      <text:p text:style-name="_5f_text"/>
      <text:p text:style-name="_5f_text">description(строка)</text:p>
      <text:p text:style-name="_5f_text">Текст описывающий где будет выводиться панель виджетов. Показывается в панели управления виджетами.</text:p>
      <text:p text:style-name="_5f_text"><text:soft-page-break/>По умолчанию: ''</text:p>
      <text:p text:style-name="_5f_text">class(строка)</text:p>
      <text:p text:style-name="_5f_text">CSS класс, который будет добавлен главному HTML тегу панели виджетов.</text:p>
      <text:p text:style-name="_5f_text">По умолчанию: ''</text:p>
      <text:p text:style-name="_5f_text"/>
      <text:p text:style-name="_5f_text"><text:span text:style-name="T16">before_widget</text:span>(строка)</text:p>
      <text:p text:style-name="_5f_text">HTML код, который будет расположен перед каждым виджетом в панели. Например: &lt;li class="my-widget"&gt;. Конструкции %1$s и %2$s будут заменены на id и class используемого в сайдбаре виджета.</text:p>
      <text:p text:style-name="_5f_text">По умолчанию: '&lt;li id="%1$s" class="widget %2$s"&gt;'</text:p>
      <text:p text:style-name="_5f_text"/>
      <text:p text:style-name="_5f_text"><text:span text:style-name="T16">after_widget</text:span>(строка)</text:p>
      <text:p text:style-name="_5f_text">HTML код, который будет расположен после каждого виджета в панели. Например: &lt;/li&gt;.</text:p>
      <text:p text:style-name="_5f_text">По умолчанию: "&lt;/li&gt;\n"</text:p>
      <text:p text:style-name="_5f_text"/>
      <text:p text:style-name="_5f_text"><text:span text:style-name="T16">before_title</text:span>(строка)</text:p>
      <text:p text:style-name="_5f_text">HTML код перед заголовком виджета.</text:p>
      <text:p text:style-name="_5f_text">По умолчанию: '&lt;h2 class="widgettitle"&gt;'</text:p>
      <text:p text:style-name="_5f_text"/>
      <text:p text:style-name="_5f_text"><text:span text:style-name="T16">after_title</text:span>(строка)</text:p>
      <text:p text:style-name="_5f_text">HTML код после заголовка виджета.</text:p>
      <text:p text:style-name="_5f_text">По умолчанию: "&lt;/h2&gt;\n"</text:p>
      <text:p text:style-name="_5f_text"/>
      <text:p text:style-name="_5f_text">before_sidebar(строка) (WP 5.6)</text:p>
      <text:p text:style-name="_5f_text">HTML перед сайдбаром. Получает аргумент $id в %1$s и $class в %2$s. Выводится после хука dynamic_sidebar_before.</text:p>
      <text:p text:style-name="_5f_text">По умолчанию: ''</text:p>
      <text:p text:style-name="_5f_text">after_sidebar(строка) (WP 5.6)</text:p>
      <text:p text:style-name="_5f_text">HTML после сайдбара. Выводится перед хуком dynamic_sidebar_after.</text:p>
      <text:p text:style-name="_5f_text">По умолчанию: ''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heading_5f_top">register_taxonomy() WP 2.3</text:p>
      <text:p text:style-name="_5f_text">Добавляет (регистрирует) новую (пользовательскую) таксономию. Можно перезаписать существующую таксономию.</text:p>
      <text:p text:style-name="P3">Функцию <text:span text:style-name="T8">вешают на </text:span>init: </text:p>
      <text:p text:style-name="_5f_code">add_action( 'init', 'function_name' );</text:p>
      <text:p text:style-name="_5f_heading_5f_bottom">Использование</text:p>
      <text:p text:style-name="_5f_code">register_taxonomy( $taxonomy, $object_type, $args );</text:p>
      <text:p text:style-name="_5f_text"><text:span text:style-name="_5f_bold">$taxonomy</text:span>(строка) (обязательный) Название создаваемой таксономии.</text:p>
      <text:p text:style-name="_5f_text">Может содержать только строчные латинские символы, числа и _, т.е. a-z0-9_. Длина названия таксономии должна быть в пределах от 1 до 32 символов (ограничение базы данных).</text:p>
      <text:p text:style-name="_5f_text"/>
      <text:p text:style-name="_5f_text"><text:span text:style-name="_5f_bold">$object_type</text:span>(строка/массив) (обязательный)</text:p>
      <text:p text:style-name="_5f_text"><text:soft-page-break/>Название типов постов, к которым будет привязана таксономия. В этом параметре, например, можно указать 'post', тогда у обычных постов WordPress появится новая таксономия (возможность классификации).</text:p>
      <text:p text:style-name="_5f_text"><text:span text:style-name="_5f_bold">$args</text:span>(массив/строка/объект)</text:p>
      <text:p text:style-name="_5f_text">Аргументы, определяющие признаки таксономии. Переданные аргументы проходят через функцию wp_parse_args(). По умолчанию: array()</text:p>
      <text:p text:style-name="_5f_heading_5f_bottom">Аргументы параметра $args</text:p>
      <text:p text:style-name="P4">Укороченный список</text:p>
      <text:p text:style-name="P4"><text:span text:style-name="_5f_bold"/></text:p>
      <text:p text:style-name="P4"><text:span text:style-name="_5f_bold">hierarchical</text:span>(логический)</text:p>
      <text:p text:style-name="P4">true - таксономия будет древовидная (как категории). false - будет не древовидная (как метки).</text:p>
      <text:p text:style-name="P4">По умолчанию: false</text:p>
      <text:p text:style-name="P4"><text:span text:style-name="_5f_bold"/></text:p>
      <text:p text:style-name="P4"><text:span text:style-name="_5f_bold">labels</text:span>(массив)</text:p>
      <text:p text:style-name="P4">Массив описывающий заголовки таксономии (для отображения в админке).</text:p>
      <text:p text:style-name="P4">Весь список смотрите в описании get_taxonomy_labels()</text:p>
      <text:p text:style-name="P5"><text:span text:style-name="_5f_bold"><text:span text:style-name="T17">К</text:span></text:span><text:span text:style-name="_5f_bold"><text:span text:style-name="T18">омментарий</text:span></text:span></text:p>
      <text:p text:style-name="P4"><text:span text:style-name="_5f_bold"/></text:p>
      <text:p text:style-name="_5f_comment"><text:span text:style-name="_5f_bold"/></text:p>
      <text:p text:style-name="P4"><text:span text:style-name="_5f_bold"/></text:p>
      <text:p text:style-name="P4"><text:span text:style-name="_5f_bold"/></text:p>
      <text:p text:style-name="P4"><text:span text:style-name="_5f_bold">show_ui</text:span>(логический)</text:p>
      <text:p text:style-name="P4">Показывать блок управления этой таксономией в админке.</text:p>
      <text:p text:style-name="P4">По умолчанию: если нет, равно аргументу public</text:p>
      <text:p text:style-name="P4"/>
      <text:p text:style-name="P4"><text:span text:style-name="_5f_bold">show_admin_column</text:span>(логический) <text:s/>????????????</text:p>
      <text:p text:style-name="P4">Позволить или нет авто-создание колонки таксономии в таблице ассоциированного типа записи. (с версии 3.5)</text:p>
      <text:p text:style-name="P4">По умолчанию: false</text:p>
      <text:p text:style-name="P4"/>
      <text:p text:style-name="P4"><text:span text:style-name="_5f_bold">query_var</text:span>(строка/логический) ??????????????????</text:p>
      <text:p text:style-name="P4">Если указать false, выключит параметры запроса и сам запрос. Или можно указать строку, чтобы изменить параметр запроса (query var). По умолчанию будет использоваться параметр $taxonomy - название таксономии.</text:p>
      <text:p text:style-name="P4">По умолчанию: $taxonomy</text:p>
      <text:p text:style-name="P4"/>
      <text:p text:style-name="P4"><text:span text:style-name="_5f_bold">rewrite</text:span>(массив/логический) ?????????????</text:p>
      <text:p text:style-name="P4">false - отключит перезапись. Если указать массив, то можно задать произвольный параметр запроса (query var). А по умолчанию будет использоваться параметр $taxonomy.</text:p>
      <text:p text:style-name="_5f_text"/>
      <text:p text:style-name="_5f_text"/>
      <text:p text:style-name="_5f_text"/>
      <text:p text:style-name="_5f_heading_5f_top"><text:span text:style-name="T14">r</text:span>egister_post_type() WP 2.9</text:p>
      <text:p text:style-name="_5f_text">Создает новый тип записи или изменяет имеющийся.</text:p>
      <text:p text:style-name="_5f_text"/>
      <text:p text:style-name="_5f_text"/>
      <text:p text:style-name="_5f_text"><text:span text:style-name="T16">labels</text:span>(массив)</text:p>
      <text:p text:style-name="_5f_text">Массив содержащий в себе названия ярлыков для типа записи.</text:p>
      <text:p text:style-name="_5f_text"/>
      <text:p text:style-name="_5f_text"><text:soft-page-break/>Для неустановленных строк (т.е. по умолчанию), будут использованы:</text:p>
      <text:p text:style-name="_5f_text"/>
      <text:p text:style-name="_5f_text">Для не древовидных типов записей - названия "постов".</text:p>
      <text:p text:style-name="_5f_text">Для древовидных типов записей - названия "постоянных страниц".</text:p>
      <text:p text:style-name="_5f_text">В массиве можно указать следующие аргументы:</text:p>
      <text:p text:style-name="_5f_text"/>
      <text:p text:style-name="_5f_text">'name' <text:s text:c="20"/>=&gt; '', // основное название для типа записи, обычно во множественном числе.</text:p>
      <text:p text:style-name="_5f_text">'singular_name' <text:s text:c="11"/>=&gt; '', // название для одной записи этого типа.</text:p>
      <text:p text:style-name="_5f_text">'add_new' <text:s text:c="17"/>=&gt; '', // текст для добавления новой записи, как "добавить новый" у постов в админ-панели.</text:p>
      <text:p text:style-name="_5f_text"><text:tab/><text:tab/><text:tab/><text:tab/><text:tab/><text:tab/><text:tab/><text:tab/><text:tab/> // Если нужно использовать перевод названия, вписывайте подобным образом: _x('Add New', 'product');</text:p>
      <text:p text:style-name="_5f_text">'add_new_item' <text:s text:c="12"/>=&gt; '', // текст заголовка у вновь создаваемой записи в админ-панели. Как "Добавить новый пост" у постов.</text:p>
      <text:p text:style-name="_5f_text">'edit_item' <text:s text:c="15"/>=&gt; '', // текст для редактирования типа записи. По умолчанию: редактировать пост/редактировать страницу.</text:p>
      <text:p text:style-name="_5f_text">'new_item' <text:s text:c="16"/>=&gt; '', // текст новой записи. По умолчанию: "Новый пост"</text:p>
      <text:p text:style-name="_5f_text">'view_item' <text:s text:c="15"/>=&gt; '', // текст для просмотра записи этого типа. По умолчанию: "Посмотреть пост"/"Посмотреть страницу".</text:p>
      <text:p text:style-name="_5f_text">'search_items' <text:s text:c="12"/>=&gt; '', // текст для поиска по этим типам записи. По умолчанию "Найти пост"/"найти страницу".</text:p>
      <text:p text:style-name="_5f_text">'not_found' <text:s text:c="15"/>=&gt; '', // текст, если в результате поиска ничего не было найдено.</text:p>
      <text:p text:style-name="_5f_text"><text:tab/><text:tab/><text:tab/><text:tab/><text:tab/><text:tab/><text:tab/><text:tab/><text:tab/> // По умолчанию: "Постов не было найдено"/"Страниц не было найдено".</text:p>
      <text:p text:style-name="_5f_text">'not_found_in_trash' <text:s text:c="6"/>=&gt; '', // текст, если не было найдено в корзине. По умолчанию "Постов не было найдено в корзине"/"Страниц</text:p>
      <text:p text:style-name="_5f_text"><text:tab/><text:tab/><text:tab/><text:tab/><text:tab/><text:tab/><text:tab/><text:tab/> <text:s/>// не было найдено в корзине".</text:p>
      <text:p text:style-name="_5f_text">'parent_item_colon' <text:s text:c="7"/>=&gt; '', // текст для родительских типов. Этот параметр не используется для не древовидных типов записей.</text:p>
      <text:p text:style-name="_5f_text"><text:tab/><text:tab/><text:tab/><text:tab/><text:tab/><text:tab/><text:tab/><text:tab/><text:tab/> // По умолчанию "Родительская страница".</text:p>
      <text:p text:style-name="_5f_text">'all_items' <text:s text:c="15"/>=&gt; '', // Все записи. По умолчанию равен menu_name</text:p>
      <text:p text:style-name="_5f_text">'archives' <text:s text:c="16"/>=&gt; '', // Архивы записей. По умолчанию равен all_items</text:p>
      <text:p text:style-name="_5f_text">'insert_into_item' <text:s text:c="8"/>=&gt; '', // Вставить в запись</text:p>
      <text:p text:style-name="_5f_text">'uploaded_to_this_item' <text:s text:c="3"/>=&gt; '', // Загружено для этой записи</text:p>
      <text:p text:style-name="_5f_text">'featured_image' <text:s text:c="10"/>=&gt; '', // Миниатюра записи</text:p>
      <text:p text:style-name="_5f_text">'set_featured_image' <text:s text:c="6"/>=&gt; '', // Установить миниатюру записи</text:p>
      <text:p text:style-name="_5f_text">'remove_featured_image' <text:s text:c="3"/>=&gt; '', // Удалить миниатюру записи</text:p>
      <text:p text:style-name="_5f_text">'use_featured_image' <text:s text:c="6"/>=&gt; '', // Использовать как миниатюру записи</text:p>
      <text:p text:style-name="_5f_text">'filter_items_list' <text:s text:c="7"/>=&gt; '', // Фильтровать список записей</text:p>
      <text:p text:style-name="_5f_text">'items_list_navigation' <text:s text:c="3"/>=&gt; '', // Навигация по записям</text:p>
      <text:p text:style-name="_5f_text">'items_list' <text:s text:c="14"/>=&gt; '', // Список записей</text:p>
      <text:p text:style-name="_5f_text">'menu_name' <text:s text:c="15"/>=&gt; '', // Название меню. По умолчанию равен name.</text:p>
      <text:p text:style-name="_5f_text">'name_admin_bar' <text:s text:c="10"/>=&gt; '', // Название в админ баре (тулбаре). По умолчанию равен singular_name.</text:p>
      <text:p text:style-name="_5f_text">'view_items' <text:s text:c="14"/>=&gt; '', // Название в тулбаре, для страницы архива типа записей. По умолчанию: «View Posts» / «View Pages». С WP 4.7.</text:p>
      <text:p text:style-name="_5f_text">'attributes' <text:s text:c="14"/>=&gt; '', // Название для метабокса атрибутов записи (у страниц это метабокс «Свойства страницы» - «Page Attributes»).</text:p>
      <text:p text:style-name="_5f_text"><text:tab/><text:tab/><text:tab/><text:tab/><text:tab/><text:tab/><text:tab/><text:tab/><text:tab/> // По умолчанию: «Post Attributes» или «Page Attributes». С WP 4.7.</text:p>
      <text:p text:style-name="_5f_text">'item_updated' <text:s text:c="12"/>=&gt; '', // Текст заметки в редакторе записи при обновлении записи. С WP 5.0.</text:p>
      <text:p text:style-name="_5f_text"><text:tab/><text:tab/><text:tab/><text:tab/><text:tab/><text:tab/><text:tab/><text:tab/><text:tab/> // По умолчанию: «Post updated.» / «Page updated.»</text:p>
      <text:p text:style-name="_5f_text">'item_published' <text:s text:c="10"/>=&gt; '', // Текст заметки в редакторе записи при публикации записи. С WP 5.0.</text:p>
      <text:p text:style-name="_5f_text"><text:soft-page-break/><text:tab/><text:tab/><text:tab/><text:tab/><text:tab/><text:tab/><text:tab/><text:tab/><text:tab/> // По умолчанию: «Post published.» / «Page published.»</text:p>
      <text:p text:style-name="_5f_text">'item_published_privately' =&gt; '', // Текст заметки в редакторе записи при публикации private записи. С WP 5.0.</text:p>
      <text:p text:style-name="_5f_text"><text:tab/><text:tab/><text:tab/><text:tab/><text:tab/><text:tab/><text:tab/><text:tab/><text:tab/> // По умолчанию: «Post published privately.» / «Page published</text:p>
      <text:p text:style-name="_5f_text">'item_reverted_to_draft' <text:s text:c="2"/>=&gt; '', // Текст заметки в редакторе записи при возврате записи в draft. С WP 5.0.</text:p>
      <text:p text:style-name="_5f_text"><text:tab/><text:tab/><text:tab/><text:tab/><text:tab/><text:tab/><text:tab/><text:tab/><text:tab/> // По умолчанию: «Post reverted to draft.» / «Page reverted to</text:p>
      <text:p text:style-name="_5f_text">'item_scheduled' <text:s text:c="10"/>=&gt; '', // Текст заметки в редакторе записи при запланированной публикации на будущую дату. С WP 5.0.</text:p>
      <text:p text:style-name="_5f_text"><text:tab/><text:tab/><text:tab/><text:tab/><text:tab/><text:tab/><text:tab/><text:tab/><text:tab/> // По умолчанию: «Post scheduled.» / «Page scheduled.»</text:p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align="end" style:justify-single-word="false" fo:text-indent="0cm" style:auto-text-indent="false" style:page-number="auto" fo:background-color="#ffffa6" fo:padding-left="0cm" fo:padding-right="0.4cm" fo:padding-top="0cm" fo:padding-bottom="0cm" fo:border="none">
        <style:tab-stops/>
      </style:paragraph-properties>
      <style:text-properties fo:text-transform="uppercase" style:font-name="Calibri1" fo:font-family="Calibri" style:font-style-name="Курсив" style:font-family-generic="swiss" style:font-pitch="variable" fo:font-size="11pt" fo:language="none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8T21:13:14.430000000</dc:date>
    <meta:editing-duration>PT2H58M11S</meta:editing-duration>
    <meta:editing-cycles>20</meta:editing-cycles>
    <meta:document-statistic meta:table-count="0" meta:image-count="0" meta:object-count="0" meta:page-count="6" meta:paragraph-count="167" meta:word-count="1377" meta:character-count="10872" meta:non-whitespace-character-count="9112"/>
  </office:meta>
</office:document-meta>
</file>